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"/>
    <style:font-face style:name="Segoe UI" svg:font-family="'Segoe UI', Arial, sans-serif"/>
    <style:font-face style:name="Verdana" svg:font-family="Verdana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Courier New" fo:font-size="14pt" fo:letter-spacing="normal" fo:font-style="normal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fo:font-variant="normal" fo:text-transform="none" fo:color="#000000" style:font-name="Courier New" fo:font-size="14pt" fo:letter-spacing="normal" fo:font-style="normal" fo:font-weight="bold" fo:background-color="#ffffcc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urier New" fo:font-size="13pt" fo:letter-spacing="normal" fo:font-style="normal" fo:font-weight="bold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urier New" fo:font-size="14pt" fo:letter-spacing="normal" fo:font-style="normal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.423cm" fo:margin-bottom="0.423cm" fo:orphans="2" fo:widows="2" fo:text-indent="0cm" style:auto-text-indent="false" fo:padding-left="0.423cm" fo:padding-right="0cm" fo:padding-top="0cm" fo:padding-bottom="0cm" fo:border-left="0.141cm solid #ffeb3b" fo:border-right="none" fo:border-top="none" fo:border-bottom="none"/>
    </style:style>
    <style:style style:name="P8" style:family="paragraph" style:parent-style-name="Heading_20_2">
      <style:paragraph-properties fo:margin-left="0cm" fo:margin-right="0cm" fo:margin-top="0.265cm" fo:margin-bottom="0.265cm" fo:orphans="2" fo:widows="2" fo:text-indent="0cm" style:auto-text-indent="false"/>
      <style:text-properties fo:font-variant="normal" fo:text-transform="none" fo:color="#000000" style:font-name="Courier New" fo:font-size="13pt" fo:letter-spacing="normal" fo:font-style="normal" fo:font-weight="bold" style:font-size-asian="13pt" style:font-weight-asian="bold" style:font-size-complex="13pt" style:font-weight-complex="bold"/>
    </style:style>
    <style:style style:name="P9" style:family="paragraph" style:parent-style-name="Heading_20_3">
      <style:paragraph-properties fo:margin-left="0cm" fo:margin-right="0cm" fo:margin-top="0.265cm" fo:margin-bottom="0.265cm" fo:orphans="2" fo:widows="2" fo:text-indent="0cm" style:auto-text-indent="false" fo:padding="0cm" fo:border="none"/>
      <style:text-properties fo:font-variant="normal" fo:text-transform="none" fo:color="#000000" style:font-name="Segoe UI" fo:font-size="18pt" fo:letter-spacing="normal" fo:font-style="normal" fo:font-weight="normal" fo:background-color="#f1f1f1"/>
    </style:style>
    <style:style style:name="P10" style:family="paragraph" style:parent-style-name="Heading_20_3">
      <style:paragraph-properties fo:margin-left="0cm" fo:margin-right="0cm" fo:margin-top="0.265cm" fo:margin-bottom="0.265cm" fo:orphans="2" fo:widows="2" fo:text-indent="0cm" style:auto-text-indent="false" fo:padding="0cm" fo:border="none"/>
      <style:text-properties fo:font-variant="normal" fo:text-transform="none" fo:color="#000000" style:font-name="Courier New" fo:font-size="14pt" fo:letter-spacing="normal" fo:font-style="normal" fo:font-weight="bold" fo:background-color="#f1f1f1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top="0.423cm" fo:margin-bottom="0.423cm" fo:orphans="2" fo:widows="2" fo:padding-left="0.318cm" fo:padding-right="0cm" fo:padding-top="0cm" fo:padding-bottom="0cm" fo:border-left="0.088cm solid #4caf50" fo:border-right="none" fo:border-top="none" fo:border-bottom="none"/>
    </style:style>
    <style:style style:name="P12" style:family="paragraph" style:parent-style-name="Standard">
      <style:text-properties style:font-name="Courier New" fo:font-size="14pt" fo:font-weight="bold" style:font-size-asian="14pt" style:font-weight-asian="bold" style:font-size-complex="14pt" style:font-weight-complex="bold"/>
    </style:style>
    <style:style style:name="P13" style:family="paragraph" style:parent-style-name="Heading_20_2">
      <style:text-properties fo:font-variant="normal" fo:text-transform="none" fo:color="#000000" style:font-name="Segoe UI" fo:font-size="22.5pt" fo:letter-spacing="normal" fo:font-style="normal" fo:font-weight="normal" style:font-size-asian="14pt" style:font-weight-asian="bold" style:font-size-complex="14pt" style:font-weight-complex="bold"/>
    </style:style>
    <style:style style:name="P14" style:family="paragraph" style:parent-style-name="Horizontal_20_Line">
      <style:text-properties style:font-name="Courier New" fo:font-size="13pt" fo:font-weight="bold" style:font-size-asian="13pt" style:font-weight-asian="bold" style:font-size-complex="13pt" style:font-weight-complex="bold"/>
    </style:style>
    <style:style style:name="P15" style:family="paragraph" style:parent-style-name="Heading_20_2">
      <style:paragraph-properties fo:margin-top="0.423cm" fo:margin-bottom="0.423cm" fo:orphans="2" fo:widows="2" fo:padding-left="0.318cm" fo:padding-right="0cm" fo:padding-top="0cm" fo:padding-bottom="0cm" fo:border-left="0.088cm solid #4caf50" fo:border-right="none" fo:border-top="none" fo:border-bottom="none"/>
      <style:text-properties fo:font-variant="normal" fo:text-transform="none" fo:color="#000000" style:font-name="Courier New" fo:font-size="14pt" fo:letter-spacing="normal" fo:font-style="normal" fo:font-weight="bold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urier New" fo:font-size="14pt" fo:letter-spacing="normal" fo:font-style="normal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2" style:family="text">
      <style:text-properties fo:font-variant="normal" fo:text-transform="none" fo:color="#000000" fo:font-size="11.25pt" fo:letter-spacing="normal" fo:font-style="normal" fo:font-weight="normal"/>
    </style:style>
    <style:style style:name="T3" style:family="text">
      <style:text-properties fo:font-variant="normal" fo:text-transform="none" fo:color="#000000" style:font-name="Courier New" fo:font-size="13pt" fo:letter-spacing="normal" fo:font-style="normal" fo:font-weight="bold" style:font-size-asian="13pt" style:font-weight-asian="bold" style:font-size-complex="13pt" style:font-weight-complex="bold"/>
    </style:style>
    <style:style style:name="T4" style:family="text">
      <style:text-properties fo:font-variant="normal" fo:text-transform="none" fo:color="#000000" style:font-name="Courier New" fo:font-size="14pt" fo:letter-spacing="normal" fo:font-style="normal" fo:font-weight="bold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font-name="Courier New" fo:font-size="14pt" fo:letter-spacing="normal" fo:font-style="normal" fo:font-weight="bold" fo:background-color="#ffffcc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font-name="Courier New" fo:font-size="14pt" fo:letter-spacing="normal" fo:font-style="normal" fo:font-weight="bold" fo:background-color="#ffffff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font-name="Consolas" fo:font-size="12pt" fo:letter-spacing="normal" fo:font-style="normal" fo:font-weight="normal" fo:background-color="#ffffff"/>
    </style:style>
    <style:style style:name="T8" style:family="text">
      <style:text-properties fo:font-variant="normal" fo:text-transform="none" fo:color="#000000" fo:letter-spacing="normal"/>
    </style:style>
    <style:style style:name="T9" style:family="text">
      <style:text-properties fo:font-variant="normal" fo:text-transform="none" fo:color="#000000" fo:letter-spacing="normal" fo:font-style="normal"/>
    </style:style>
    <style:style style:name="T10" style:family="text">
      <style:text-properties fo:font-variant="normal" fo:text-transform="none" fo:color="#000000" style:font-name="Segoe UI" fo:font-size="22.5pt" fo:letter-spacing="normal" fo:font-style="normal" fo:font-weight="normal"/>
    </style:style>
    <style:style style:name="T11" style:family="text">
      <style:text-properties fo:font-variant="normal" fo:text-transform="none" fo:color="#000000" style:font-name="Courier New" fo:font-size="11.25pt" fo:letter-spacing="normal" fo:font-style="normal" fo:font-weight="normal"/>
    </style:style>
    <style:style style:name="T12" style:family="text">
      <style:text-properties fo:font-variant="normal" fo:text-transform="none" fo:color="#000000" style:font-name="Courier New" fo:letter-spacing="normal" fo:font-style="normal" fo:font-weight="normal"/>
    </style:style>
    <style:style style:name="T13" style:family="text">
      <style:text-properties fo:font-variant="normal" fo:text-transform="none" fo:color="#000000" style:font-name="Courier New" fo:font-size="14pt" fo:letter-spacing="normal" fo:font-style="normal" fo:font-weight="normal" style:font-size-asian="14pt" style:font-size-complex="14pt"/>
    </style:style>
    <style:style style:name="T14" style:family="text">
      <style:text-properties fo:font-variant="normal" fo:text-transform="none" fo:color="#000000" style:font-name="Courier New" fo:font-size="14pt" fo:letter-spacing="normal" fo:font-style="normal" style:font-size-asian="14pt" style:font-size-complex="14pt"/>
    </style:style>
    <style:style style:name="T15" style:family="text">
      <style:text-properties fo:font-variant="normal" fo:text-transform="none" fo:color="#000000" style:font-name="Courier New" fo:font-size="14pt" fo:letter-spacing="normal" fo:font-style="normal" fo:font-weight="bold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letter-spacing="normal" fo:font-style="normal"/>
    </style:style>
    <style:style style:name="T17" style:family="text">
      <style:text-properties fo:font-variant="normal" fo:text-transform="none" fo:color="#0000cd" style:font-name="Consolas" fo:font-size="12pt" fo:letter-spacing="normal" fo:font-style="normal" fo:font-weight="normal" fo:background-color="#ffffff"/>
    </style:style>
    <style:style style:name="T18" style:family="text">
      <style:text-properties fo:font-variant="normal" fo:text-transform="none" fo:color="#0000cd" style:font-name="Courier New" fo:font-size="14pt" fo:letter-spacing="normal" fo:font-style="normal" fo:font-weight="bold" fo:background-color="#ffffff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a52a2a" style:font-name="Consolas" fo:font-size="12pt" fo:letter-spacing="normal" fo:font-style="normal" fo:font-weight="normal" fo:background-color="#ffffff"/>
    </style:style>
    <style:style style:name="T20" style:family="text">
      <style:text-properties fo:font-variant="normal" fo:text-transform="none" fo:color="#a52a2a" style:font-name="Courier New" fo:font-size="14pt" fo:letter-spacing="normal" fo:font-style="normal" fo:font-weight="bold" fo:background-color="#ffffff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fo:color="#008000" style:font-name="Consolas" fo:font-size="12pt" fo:letter-spacing="normal" fo:font-style="normal" fo:font-weight="normal" fo:background-color="#ffffff"/>
    </style:style>
    <style:style style:name="T22" style:family="text">
      <style:text-properties fo:font-variant="normal" fo:text-transform="none" fo:color="#008000" style:font-name="Courier New" fo:font-size="14pt" fo:letter-spacing="normal" fo:font-style="normal" fo:font-weight="bold" fo:background-color="#ffffff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e code inside a JavaScript function will execute when "something" invokes it.</text:p>
      <text:p text:style-name="P14"/>
      <text:h text:style-name="P8" text:outline-level="2">Invoking a JavaScript Function</text:h>
      <text:p text:style-name="P6"><text:span text:style-name="T3">The code inside a function is not executed when the function is </text:span><text:span text:style-name="Strong_20_Emphasis"><text:span text:style-name="T3">defined</text:span></text:span><text:span text:style-name="T3">.</text:span></text:p>
      <text:p text:style-name="P6"><text:span text:style-name="T3">The code inside a function is executed when the function is </text:span><text:span text:style-name="Strong_20_Emphasis"><text:span text:style-name="T3">invoked</text:span></text:span><text:span text:style-name="T3">.</text:span></text:p>
      <text:p text:style-name="P6"><text:span text:style-name="T3">It is common to use the term "</text:span><text:span text:style-name="Strong_20_Emphasis"><text:span text:style-name="T3">call a function</text:span></text:span><text:span text:style-name="T3">" instead of "</text:span><text:span text:style-name="Strong_20_Emphasis"><text:span text:style-name="T3">invoke a function</text:span></text:span><text:span text:style-name="T3">".</text:span></text:p>
      <text:p text:style-name="P4">It is also common to say "call upon a function", "start a function", or "execute a function".</text:p>
      <text:p text:style-name="P6"><text:span text:style-name="T3">In this tutorial, we will use </text:span><text:span text:style-name="Strong_20_Emphasis"><text:span text:style-name="T3">invoke</text:span></text:span><text:span text:style-name="T3">, because a JavaScript function can be invoked without being called.</text:span></text:p>
      <text:p text:style-name="P1">The function above does not belong to any object. But in JavaScript there is always a default global object.</text:p>
      <text:p text:style-name="P5">In HTML the default global object is the HTML page itself, so the function above "belongs" to the HTML page.</text:p>
      <text:p text:style-name="P5">In a browser the page object is the browser window. The function above automatically becomes a window function.</text:p>
      <text:p text:style-name="P5">myFunction() and window.myFunction() is the same function:</text:p>
      <text:p text:style-name="P12"><text:span text:style-name="T16">function</text:span><text:span text:style-name="T8"> </text:span><text:span text:style-name="T9">myFunction(a, b) {</text:span><text:line-break/><text:span text:style-name="T8">    </text:span><text:span text:style-name="T16">return</text:span><text:span text:style-name="T8"> </text:span><text:span text:style-name="T9">a * b;</text:span><text:line-break/><text:span text:style-name="T9">}</text:span><text:line-break/><text:span text:style-name="T9">window.myFunction(</text:span><text:span text:style-name="T16">10</text:span><text:span text:style-name="T9">, </text:span><text:span text:style-name="T16">2</text:span><text:span text:style-name="T9">);    </text:span><text:span text:style-name="T16">// Will also return 20</text:span> </text:p>
      <text:p text:style-name="P12"/>
      <text:p text:style-name="P2">This is a common way to invoke a JavaScript function, but not a very good practice.<text:line-break/>Global variables, methods, or functions can easily create name conflicts and bugs in the global object.</text:p>
      <text:p text:style-name="Text_20_body"><text:line-break/><text:span text:style-name="T10">The </text:span><text:span text:style-name="Emphasis"><text:span text:style-name="Strong_20_Emphasis"><text:span text:style-name="T10">this</text:span></text:span></text:span><text:span text:style-name="T10"> Keyword</text:span></text:p>
      <text:p text:style-name="P6"><text:span text:style-name="T1">I</text:span><text:span text:style-name="T4">n JavaScript, the thing called </text:span><text:span text:style-name="Strong_20_Emphasis"><text:span text:style-name="T4">this</text:span></text:span><text:span text:style-name="T4">, is the object that "owns" the current code.</text:span></text:p>
      <text:p text:style-name="P5">The value of this, when used in a function, is the object that "owns" the function.</text:p>
      <text:p text:style-name="P7"><text:soft-page-break/><text:span text:style-name="T5">Note that </text:span><text:span text:style-name="Strong_20_Emphasis"><text:span text:style-name="T5">this</text:span></text:span><text:span text:style-name="T5"> is not a variable. It is a keyword. You cannot change the value of </text:span><text:span text:style-name="Strong_20_Emphasis"><text:span text:style-name="T5">this</text:span></text:span><text:span text:style-name="T5">.</text:span></text:p>
      <text:h text:style-name="P13" text:outline-level="2">Invoking a Function as a Method</text:h>
      <text:p text:style-name="P3">In JavaScript you can define functions as object methods.</text:p>
      <text:p text:style-name="P6"><text:span text:style-name="T1">The following example creates an object (</text:span><text:span text:style-name="Strong_20_Emphasis"><text:span text:style-name="T1">myObject</text:span></text:span><text:span text:style-name="T1">), with two properties (</text:span><text:span text:style-name="Strong_20_Emphasis"><text:span text:style-name="T1">firstName</text:span></text:span><text:span text:style-name="T1"> and </text:span><text:span text:style-name="Strong_20_Emphasis"><text:span text:style-name="T1">lastName</text:span></text:span><text:span text:style-name="T1">), and a method (</text:span><text:span text:style-name="Strong_20_Emphasis"><text:span text:style-name="T1">fullName</text:span></text:span><text:span text:style-name="T1">):</text:span></text:p>
      <text:h text:style-name="P9" text:outline-level="3">Example</text:h>
      <text:p text:style-name="P11"><text:span text:style-name="T17">var</text:span><text:span text:style-name="T7"> myObject = {<text:line-break/>    firstName:</text:span><text:span text:style-name="T19">"John"</text:span><text:span text:style-name="T7">,<text:line-break/>    lastName: </text:span><text:span text:style-name="T19">"Doe"</text:span><text:span text:style-name="T7">,<text:line-break/>    fullName: </text:span><text:span text:style-name="T17">function</text:span><text:span text:style-name="T7"> () {<text:line-break/>        </text:span><text:span text:style-name="T17">return</text:span><text:span text:style-name="T7"> </text:span><text:span text:style-name="T17">this</text:span><text:span text:style-name="T7">.firstName + </text:span><text:span text:style-name="T19">" "</text:span><text:span text:style-name="T7"> + </text:span><text:span text:style-name="T17">this</text:span><text:span text:style-name="T7">.lastName;<text:line-break/>    }<text:line-break/>}<text:line-break/>myObject.fullName();         </text:span><text:span text:style-name="T21">// Will return "John Doe"</text:span><text:line-break/></text:p>
      <text:p text:style-name="P11"><text:span text:style-name="T4">The </text:span><text:span text:style-name="Strong_20_Emphasis"><text:span text:style-name="T4">fullName</text:span></text:span><text:span text:style-name="T4"> method is a function. The function belongs to the object. </text:span><text:span text:style-name="Strong_20_Emphasis"><text:span text:style-name="T4">myObject</text:span></text:span><text:span text:style-name="T4"> is the owner of the function.</text:span></text:p>
      <text:p text:style-name="P6"><text:span text:style-name="T4">The thing called </text:span><text:span text:style-name="Strong_20_Emphasis"><text:span text:style-name="T4">this</text:span></text:span><text:span text:style-name="T4">, is the object that "owns" the JavaScript code. In this case the value of </text:span><text:span text:style-name="Strong_20_Emphasis"><text:span text:style-name="T4">this</text:span></text:span><text:span text:style-name="T4"> is </text:span><text:span text:style-name="Strong_20_Emphasis"><text:span text:style-name="T4">myObject</text:span></text:span><text:span text:style-name="T4">.</text:span></text:p>
      <text:p text:style-name="P6"><text:span text:style-name="T4">Test it! Change the </text:span><text:span text:style-name="Strong_20_Emphasis"><text:span text:style-name="T4">fullName</text:span></text:span><text:span text:style-name="T4"> method to return the value of </text:span><text:span text:style-name="Strong_20_Emphasis"><text:span text:style-name="T4">this</text:span></text:span><text:span text:style-name="T4">:</text:span></text:p>
      <text:h text:style-name="P10" text:outline-level="3">Example</text:h>
      <text:p text:style-name="P11"><text:span text:style-name="T18">var</text:span><text:span text:style-name="T6"> myObject = {<text:line-break/>    firstName:</text:span><text:span text:style-name="T20">"John"</text:span><text:span text:style-name="T6">,<text:line-break/>    lastName: </text:span><text:span text:style-name="T20">"Doe"</text:span><text:span text:style-name="T6">,<text:line-break/>    fullName: </text:span><text:span text:style-name="T18">function</text:span><text:span text:style-name="T6"> () {<text:line-break/>        </text:span><text:span text:style-name="T18">return</text:span><text:span text:style-name="T6"> </text:span><text:span text:style-name="T18">this</text:span><text:span text:style-name="T6">;<text:line-break/>    }<text:line-break/>}<text:line-break/>myObject.fullName();          </text:span><text:span text:style-name="T22">// Will return [object Object] (the owner object)</text:span></text:p>
      <text:h text:style-name="P15" text:outline-level="2"><text:soft-page-break/>The JavaScript call() Method</text:h>
      <text:p text:style-name="P6"><text:span text:style-name="T4">The </text:span><text:span text:style-name="Strong_20_Emphasis"><text:span text:style-name="T4">call()</text:span></text:span><text:span text:style-name="T4"> method is a predefined JavaScript method.</text:span></text:p>
      <text:p text:style-name="P5">It can be used to invoke (call) a method with an owner object as an argument (parameter).</text:p>
      <text:p text:style-name="P7"><text:span text:style-name="T5">With </text:span><text:span text:style-name="Strong_20_Emphasis"><text:span text:style-name="T5">call()</text:span></text:span><text:span text:style-name="T5">, an object can use a method belonging to another object.</text:span></text:p>
      <text:p text:style-name="P6"><text:span text:style-name="T4">This example calls the </text:span><text:span text:style-name="Strong_20_Emphasis"><text:span text:style-name="T4">fullName</text:span></text:span><text:span text:style-name="T4"> method of person, using it on </text:span><text:span text:style-name="Strong_20_Emphasis"><text:span text:style-name="T4">person1</text:span></text:span><text:span text:style-name="T4">:var person = {<text:line-break/>    </text:span><text:span text:style-name="Strong_20_Emphasis"><text:span text:style-name="T4">fullName</text:span></text:span><text:span text:style-name="T4">: function() {<text:line-break/>        return this.firstName + " " + this.lastName;<text:line-break/>    }<text:line-break/>}<text:line-break/>var person1 = {<text:line-break/>    firstName:"John",<text:line-break/>    lastName: "Doe",<text:line-break/>}<text:line-break/>var person2 = {<text:line-break/>    firstName:"Mary",<text:line-break/>    lastName: "Doe",<text:line-break/>}<text:line-break/>person.fullName.call(</text:span><text:span text:style-name="Strong_20_Emphasis"><text:span text:style-name="T4">person1</text:span></text:span><text:span text:style-name="T4">);  // Will return "John Doe"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"/>
    <style:font-face style:name="Segoe UI" svg:font-family="'Segoe UI', Arial, sans-serif"/>
    <style:font-face style:name="Verdana" svg:font-family="Verdana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TR Prasad</meta:initial-creator>
    <meta:creation-date>2018-06-07T21:19:21.70</meta:creation-date>
    <dc:date>2018-06-07T21:31:02.14</dc:date>
    <dc:creator>DTR Prasad</dc:creator>
    <meta:editing-duration>PT10M15S</meta:editing-duration>
    <meta:editing-cycles>4</meta:editing-cycles>
    <meta:generator>OpenOffice/4.1.5$Win32 OpenOffice.org_project/415m1$Build-9789</meta:generator>
    <meta:document-statistic meta:table-count="0" meta:image-count="0" meta:object-count="0" meta:page-count="3" meta:paragraph-count="32" meta:word-count="479" meta:character-count="2964"/>
  </office:meta>
</office:document-meta>
</file>